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41" style:family="paragraph" style:parent-style-name="Standard">
      <style:paragraph-properties fo:break-before="auto" fo:break-after="auto"/>
    </style:style>
    <style:style style:name="P42" style:family="paragraph" style:parent-style-name="Heading_20_1" style:list-style-name="WWNum2"/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Sistemas Operativos en Red</text:span><text:span text:style-name="T2"><text:line-break/></text:span><text:span text:style-name="T3">UD 08. Actividades evaluables 01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5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Diciembre 2023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exbhkff8deb" text:style-name="Index_20_Link" text:visited-style-name="Index_20_Link"><text:span text:style-name="T17">4. Actividad 02<text:tab/>3</text:span></text:a></text:p>
          <text:p text:style-name="P14"><text:a xlink:type="simple" xlink:href="#_lvcxa46llx8z" text:style-name="Index_20_Link" text:visited-style-name="Index_20_Link"><text:span text:style-name="T17">5. Actividad 03<text:tab/>4</text:span></text:a></text:p>
          <text:p text:style-name="P14"><text:a xlink:type="simple" xlink:href="#_fgus5ek0nv9t" text:style-name="Index_20_Link" text:visited-style-name="Index_20_Link"><text:span text:style-name="T17">6. Actividad 04<text:tab/>4</text:span></text:a></text:p>
          <text:p text:style-name="P14"><text:a xlink:type="simple" xlink:href="#_7uilb7jwu1mz" text:style-name="Index_20_Link" text:visited-style-name="Index_20_Link"><text:span text:style-name="T17">7. Actividad 05<text:tab/>4</text:span></text:a></text:p>
          <text:p text:style-name="P14"><text:a xlink:type="simple" xlink:href="#_oikrabd5b2tk" text:style-name="Index_20_Link" text:visited-style-name="Index_20_Link"><text:span text:style-name="T17">8. Actividad 06</text:span></text:a><text:a xlink:type="simple" xlink:href="#_oikrabd5b2tk" text:style-name="Index_20_Link" text:visited-style-name="Index_20_Link"><text:span text:style-name="T18"><text:tab/>4</text:span></text:a></text:p>
        </text:index-body>
      </text:table-of-content>
      <text:p text:style-name="P13"/>
      <text:p text:style-name="P16"/>
      <text:p text:style-name="P17"><text:span text:style-name="T14">UD08. Actividades evaluables 01</text:span></text:p>
      <text:list xml:id="list2395537134" text:style-name="WWNum2">
        <text:list-item>
          <text:p text:style-name="P42"><text:bookmark text:name="_obwywfz0xd8r"/>Fecha de entrega</text:p>
        </text:list-item>
      </text:list>
      <text:p text:style-name="Standard"><text:span text:style-name="T10">Fecha límite de entrega: Miércoles 20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14037944497639" text:continue-numbering="true" text:style-name="WWNum2">
        <text:list-item>
          <text:p text:style-name="P42"><text:bookmark text:name="_9maybllx2a09"/>Observaciones previas a la realización de tareas evaluables</text:p>
        </text:list-item>
      </text:list>
      <text:list xml:id="list2240789882" text:style-name="WWNum3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593252627" text:style-name="WWNum1">
        <text:list-item>
          <text:list>
            <text:list-item>
              <text:p text:style-name="P35">Si para la entrega se requiere entregar varios ficheros, entrégalos comprimido en un único fichero con extensión “.zip”.</text:p>
            </text:list-item>
          </text:list>
        </text:list-item>
      </text:list>
      <text:list xml:id="list114037160497825" text:continue-list="list2240789882" text:style-name="WWNum3">
        <text:list-item>
          <text:p text:style-name="P27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6">El índice solo será necesario si el documento (sin contar portada) ocupa más de una página y tiene más de un apartado. </text:p>
            </text:list-item>
          </text:list>
        </text:list-item>
        <text:list-item>
          <text:p text:style-name="P32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14038160938931" text:continue-list="list114037944497639" text:style-name="WWNum2">
        <text:list-item>
          <text:p text:style-name="P42"><text:bookmark text:name="_4owcmsjlyn6b"/>Actividad 01</text:p>
        </text:list-item>
      </text:list>
      <text:p text:style-name="P5">Instala Lubuntu en una máquina virtual usando esa configuración:</text:p>
      <text:list xml:id="list3315361213" text:style-name="WWNum4">
        <text:list-item>
          <text:p text:style-name="P23">Instale Lubuntu en una Virtual Box Machine pero usando dos discos duros, “sda” (100 GB) y “sdb” (50 GB).</text:p>
        </text:list-item>
        <text:list-item>
          <text:p text:style-name="P28">Cree las siguientes particiones:</text:p>
          <text:list>
            <text:list-item>
              <text:p text:style-name="P37">“/” en “sda”, tamaño: 90 GB.</text:p>
            </text:list-item>
            <text:list-item>
              <text:p text:style-name="P37">Intercambio en “sda”, tamaño: 4 GB.</text:p>
            </text:list-item>
            <text:list-item>
              <text:p text:style-name="P37">“/var” en “sda”, tamaño: el resto del disco duro.</text:p>
            </text:list-item>
            <text:list-item>
              <text:p text:style-name="P37">“/home” en “sdb”, tamaño: 2,5 GB</text:p>
            </text:list-item>
          </text:list>
        </text:list-item>
        <text:list-item>
          <text:p text:style-name="P33">Por último, cree un usuario con inicio de sesión como la primera letra de su nombre más su apellido completo.</text:p>
        </text:list-item>
      </text:list>
      <text:list xml:id="list114036688498967" text:continue-list="list114038160938931" text:style-name="WWNum2">
        <text:list-item>
          <text:p text:style-name="P42"><text:bookmark text:name="_lexbhkff8deb"/>Actividad 02</text:p>
        </text:list-item>
      </text:list>
      <text:p text:style-name="Standard">Instalación de aplicaciones:</text:p>
      <text:list xml:id="list635183092" text:style-name="WWNum5">
        <text:list-item>
          <text:p text:style-name="P24">Usando "apt" en la terminal, instala:</text:p>
          <text:list>
            <text:list-item>
              <text:p text:style-name="P38">vlc</text:p>
            </text:list-item>
          </text:list>
        </text:list-item>
        <text:list-item>
          <text:p text:style-name="P29">Usando “Muon”, “synpatic” o un programa similar, instalael paquete:</text:p>
          <text:list>
            <text:list-item>
              <text:p text:style-name="P38"><text:soft-page-break/>chromium-browser</text:p>
            </text:list-item>
          </text:list>
        </text:list-item>
        <text:list-item>
          <text:p text:style-name="P29">Usando “Snapd”, “Flatpack” o un programa similar, instala:</text:p>
          <text:list>
            <text:list-item>
              <text:p text:style-name="P39">Visual Studio Code <text:a xlink:type="simple" xlink:href="https://code.visualstudio.com/" text:style-name="ListLabel_20_55" text:visited-style-name="ListLabel_20_55"><text:span text:style-name="T21">https://code.visualstudio.com/</text:span></text:a> </text:p>
            </text:list-item>
          </text:list>
        </text:list-item>
      </text:list>
      <text:list xml:id="list114038185271990" text:continue-list="list114036688498967" text:style-name="WWNum2">
        <text:list-item>
          <text:p text:style-name="P42"><text:bookmark text:name="_lvcxa46llx8z"/>Actividad 03</text:p>
        </text:list-item>
      </text:list>
      <text:list xml:id="list2361109630" text:style-name="WWNum6">
        <text:list-item>
          <text:p text:style-name="P25">Crea en tu directorio home un archivo de texto llamado MyFirstLinuxFile.txt. Ábrelo y escribe el texto “Me gusta Linux”.</text:p>
        </text:list-item>
        <text:list-item>
          <text:p text:style-name="P30">Crea en tu directorio home un archivo de texto llamado myFirstLinuxFile.txt. Ábrelo y escribe el texto "Wow".</text:p>
          <text:list>
            <text:list-item>
              <text:p text:style-name="P40">Responde a esta pregunta: ¿El sistema de archivos de Linux distingue entre mayúsculas y minúsculas?</text:p>
            </text:list-item>
          </text:list>
        </text:list-item>
      </text:list>
      <text:list xml:id="list114037460273012" text:continue-list="list114038185271990" text:style-name="WWNum2">
        <text:list-item>
          <text:p text:style-name="P42"><text:bookmark text:name="_fgus5ek0nv9t"/>Actividad 04</text:p>
        </text:list-item>
      </text:list>
      <text:p text:style-name="Standard">Lee sobre la Licencia Pública General (GPL), la Licencia Apache y la Licencia BSD. Resúmelas y <text:s/>explica cuáles son las principales diferencias entre ellas.</text:p>
      <text:list xml:id="list114036703629447" text:continue-numbering="true" text:style-name="WWNum2">
        <text:list-item>
          <text:p text:style-name="P42"><text:bookmark text:name="_7uilb7jwu1mz"/>Actividad 05</text:p>
        </text:list-item>
      </text:list>
      <text:p text:style-name="Standard">Explica las siguientes cuestiones:</text:p>
      <text:list xml:id="list28403228" text:style-name="WWNum7">
        <text:list-item>
          <text:p text:style-name="P26">¿Qué es el directorio “/dev” y explica cómo incluye para montar una unidad de disco?</text:p>
        </text:list-item>
        <text:list-item>
          <text:p text:style-name="P31">¿Qué es el archivo “/etc/fstab”? ¿Cómo se utiliza?</text:p>
        </text:list-item>
        <text:list-item>
          <text:p text:style-name="P31">Diferencias entre enlaces físicos y enlaces simbólicos.</text:p>
        </text:list-item>
        <text:list-item>
          <text:p text:style-name="P31">Ejemplos de archivos con el bit SetUID activado y por qué lo necesitan.</text:p>
        </text:list-item>
        <text:list-item>
          <text:p text:style-name="P34">Problemas de seguridad con el bit SetUID.</text:p>
        </text:list-item>
      </text:list>
      <text:list xml:id="list114036606770926" text:continue-list="list114036703629447" text:style-name="WWNum2">
        <text:list-item>
          <text:p text:style-name="P42"><text:bookmark text:name="_oikrabd5b2tk"/>Actividad 06</text:p>
        </text:list-item>
      </text:list>
      <text:p text:style-name="Standard">Realiza las acciones sugeridas en la consola Linux y escriba el comando utilizado para realizar cada una de ellas.</text:p>
      <text:p text:style-name="Standard"/>
      <text:p text:style-name="Standard"><text:span text:style-name="T10">1. Ve a tu directorio de inicio (/home/tuusuario).</text:span></text:p>
      <text:p text:style-name="Standard"/>
      <text:p text:style-name="Standard"><text:span text:style-name="T10">2. Crea el directorio “PRACTICA” en tu directorio de inicio.</text:span></text:p>
      <text:p text:style-name="Standard"/>
      <text:p text:style-name="Standard"><text:span text:style-name="T10">3. Cambia el directorio actual a “PRACTICA”.</text:span></text:p>
      <text:p text:style-name="Standard"/>
      <text:p text:style-name="Standard"><text:span text:style-name="T10">4. Crea el subdirectorio “DATOS” en “PRACTICA”.</text:span></text:p>
      <text:p text:style-name="P1"><text:soft-page-break/></text:p>
      <text:p text:style-name="Standard"/>
      <text:p text:style-name="Standard"><text:span text:style-name="T10">5. Cambia el directorio actual a “DATOS”.</text:span></text:p>
      <text:p text:style-name="Standard"/>
      <text:p text:style-name="Standard"><text:span text:style-name="T10">6. Crea un archivo “texto.txt” con tu nombre y apellido dentro. Puedes usar el editor “nano” (si no está instalado, puedes hacer con “apt update &amp;&amp; apt install nano -y”)</text:span></text:p>
      <text:p text:style-name="Standard"/>
      <text:p text:style-name="Standard"><text:span text:style-name="T10">7. Copia el archivo “texto.txt” a “texto.bak”.</text:span></text:p>
      <text:p text:style-name="Standard"/>
      <text:p text:style-name="Standard"><text:span text:style-name="T10">8. Copia el archivo “texto.txt” a “texto.bas”.</text:span></text:p>
      <text:p text:style-name="P1"/>
      <text:p text:style-name="Standard"><text:span text:style-name="T10">9. Ejecuta el comando “ls” usando comodines para mostrar solo los archivos que comiencen con “TEX” y sus dos primeros caracteres de extensión sean “ba”.</text:span></text:p>
      <text:p text:style-name="Standard"/>
      <text:p text:style-name="Standard"><text:span text:style-name="T10">10. Crea el archivo “salida.txt” usando una salida redirigida usando el comando del último ejercicio.</text:span></text:p>
      <text:p text:style-name="Standard"/>
      <text:p text:style-name="Standard"><text:span text:style-name="T10">11. Verifica el contenido de “salida.txt” usando el comando “cat”.</text:span></text:p>
      <text:p text:style-name="Standard"/>
      <text:p text:style-name="Standard"><text:span text:style-name="T10">12. Cambie el nombre del archivo “salida.txt” a “salida.dat”.</text:span></text:p>
      <text:p text:style-name="Standard"/>
      <text:p text:style-name="Standard"><text:span text:style-name="T10">13. Crea en tu casa un archivo llamado “clasi.dat” con este contenido dentro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/>
      <text:p text:style-name="Standard"><text:span text:style-name="T10">14. Siendo “DATOS” tu directorio actual, copia todo el contenido del directorio “PRACTICA” y sus subdirectorios a un nuevo directorio “DOCS” en la raíz (“/home/tuusuario/DOCS”).</text:span></text:p>
      <text:p text:style-name="Standard"><text:soft-page-break/></text:p>
      <text:p text:style-name="Standard"><text:span text:style-name="T10">15. Cambie al directorio “home/tuusuario/DOCS/DATOS” usando un único comando con una ruta relativa.</text:span></text:p>
      <text:p text:style-name="Standard"/>
      <text:p text:style-name="Standard"><text:span text:style-name="T10">16. Crea el archivo “clasi.org” como resultado de ordenar el archivo “clasi.dat” para la segunda columna.</text:span></text:p>
      <text:p text:style-name="Standard"/>
      <text:p text:style-name="Standard"><text:span text:style-name="T10">17. Elimina todos directorios y archivos creados con un solo comand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1</text:span></text:p>
      </style:header>
      <style:footer>
        <text:p text:style-name="MP4"><text:span text:style-name="MT1">CFGM Sistemas Microinformáticos y Redes <text:tab/><text:tab/>Unidad 08 - 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6" meta:paragraph-count="90" meta:word-count="886" meta:character-count="5336" meta:non-whitespace-character-count="4558"/>
    <meta:generator>LibreOfficeDev/6.0.5.2$Linux_X86_64 LibreOffice_project/</meta:generator>
  </office:meta>
</office:document-meta>
</file>